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7/content.xml" manifest:media-type="text/xml"/>
  <manifest:file-entry manifest:full-path="Object 1/content.xml" manifest:media-type="text/xml"/>
  <manifest:file-entry manifest:full-path="Object 5/styles.xml" manifest:media-type="text/xml"/>
  <manifest:file-entry manifest:full-path="Thumbnails/thumbnail.png" manifest:media-type="image/png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7/styles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Comma" style:data-style-name="N61"/>
    <style:style style:name="ce3" style:family="table-cell" style:parent-style-name="Comma" style:data-style-name="N62"/>
    <style:style style:name="ce4" style:family="table-cell" style:parent-style-name="Default" style:data-style-name="N0">
      <style:table-cell-properties fo:background-color="#4F81BD"/>
      <style:text-properties fo:color="#FFFFFF"/>
    </style:style>
    <style:style style:name="ce5" style:family="table-cell" style:parent-style-name="Default" style:data-style-name="N0">
      <style:table-cell-properties fo:background-color="#4F81BD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4F81BD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e9" style:family="table-cell" style:parent-style-name="Comma" style:data-style-name="N62">
      <style:table-cell-properties fo:border-top="thin solid #000000" fo:border-bottom="2pt solid #000000" fo:border-left="none" fo:border-right="none"/>
    </style:style>
    <style:style style:name="ce10" style:family="table-cell" style:parent-style-name="Percent" style:data-style-name="N13"/>
    <style:style style:name="ce11" style:family="table-cell" style:parent-style-name="Default" style:data-style-name="N61"/>
    <style:style style:name="ce12" style:family="table-cell" style:parent-style-name="Comma" style:data-style-name="N61">
      <style:table-cell-properties fo:border-top="thin solid #000000" fo:border-bottom="2pt solid #000000" fo:border-left="none" fo:border-right="none"/>
    </style:style>
    <style:style style:name="ce13" style:family="table-cell" style:parent-style-name="Default" style:data-style-name="N0"/>
    <style:style style:name="ce14" style:family="table-cell" style:parent-style-name="Comma" style:data-style-name="N61"/>
    <style:style style:name="ce15" style:family="table-cell" style:parent-style-name="Percent" style:data-style-name="N13"/>
    <style:style style:name="ce16" style:family="table-cell" style:parent-style-name="Default" style:data-style-name="N13">
      <style:table-cell-properties fo:border-top="thin solid #000000" fo:border-bottom="2pt solid #000000" fo:border-left="none" fo:border-right="none"/>
    </style:style>
    <style:style style:name="ce17" style:family="table-cell" style:parent-style-name="Default" style:data-style-name="N0">
      <style:table-cell-properties style:vertical-align="automatic" fo:wrap-option="wrap" fo:background-color="#4F81B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8" style:family="table-cell" style:parent-style-name="Comma" style:data-style-name="N35"/>
    <style:style style:name="ce19" style:family="table-cell" style:parent-style-name="Comma" style:data-style-name="N35">
      <style:table-cell-properties fo:border-top="thin solid #000000" fo:border-bottom="2pt solid #000000" fo:border-left="none" fo:border-right="none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22" style:family="table-cell" style:parent-style-name="Percent" style:data-style-name="N65">
      <style:table-cell-properties fo:background-color="transparent"/>
    </style:style>
    <style:style style:name="ce23" style:family="table-cell" style:parent-style-name="Percent" style:data-style-name="N13">
      <style:table-cell-properties fo:background-color="transparent"/>
    </style:style>
    <style:style style:name="ce24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6.588125cm"/>
    </style:style>
    <style:style style:name="co2" style:family="table-column">
      <style:table-column-properties fo:break-before="auto" style:column-width="2.275416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2.59291666666667cm" style:use-optimal-column-width="true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2.83104166666667cm" style:use-optimal-column-width="true"/>
    </style:style>
    <style:style style:name="co9" style:family="table-column">
      <style:table-column-properties fo:break-before="auto" style:column-width="2.38125cm" style:use-optimal-column-width="true"/>
    </style:style>
    <style:style style:name="co10" style:family="table-column">
      <style:table-column-properties fo:break-before="auto" style:column-width="5.02708333333333cm"/>
    </style:style>
    <style:style style:name="co11" style:family="table-column">
      <style:table-column-properties fo:break-before="auto" style:column-width="2.778125cm" style:use-optimal-column-width="true"/>
    </style:style>
    <style:style style:name="co12" style:family="table-column">
      <style:table-column-properties fo:break-before="auto" style:column-width="6.19125cm"/>
    </style:style>
    <style:style style:name="co13" style:family="table-column">
      <style:table-column-properties fo:break-before="auto" style:column-width="4.47145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Top humanitarian donors to Myanmar, 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"/>
          <table:table-cell office:value-type="string" table:style-name="ce6">
            <text:p>US$ million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apan</text:p>
          </table:table-cell>
          <table:table-cell office:value-type="float" office:value="17.159061000000001" table:style-name="ce2">
            <text:p><text:s/>17.2<text:s/>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1">
            <text:p>EU Institutions</text:p>
          </table:table-cell>
          <table:table-cell office:value-type="float" office:value="15.329008000000002" table:style-name="ce2">
            <text:p><text:s/>15.3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S</text:p>
          </table:table-cell>
          <table:table-cell office:value-type="float" office:value="14.361471999999999" table:style-name="ce2">
            <text:p><text:s/>14.4<text:s/></text:p>
          </table:table-cell>
          <table:table-cell table:number-columns-repeated="2" table:style-name="ce1"/>
          <table:table-cell table:style-name="ce1">
            <draw:frame xmlns:presentation="urn:oasis:names:tc:opendocument:xmlns:presentation:1.0" draw:z-index="1" draw:id="id0" draw:style-name="a0" draw:name="Chart 1" svg:x="0in" svg:y="0in" svg:width="6.95833in" svg:height="4.2083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">
            <text:p>UK</text:p>
          </table:table-cell>
          <table:table-cell office:value-type="float" office:value="12.635211999999999" table:style-name="ce2">
            <text:p><text:s/>12.6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rmany</text:p>
          </table:table-cell>
          <table:table-cell office:value-type="float" office:value="9.5186630000000001" table:style-name="ce2">
            <text:p><text:s/>9.5<text:s/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8">
            <text:p>Total<text:s/></text:p>
          </table:table-cell>
          <table:table-cell office:value-type="float" office:value="69.003416000000001" table:formula="msoxl:=SUM(B5:B9)" table:style-name="ce12">
            <text:p><text:s/>69.0<text:s/>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table:style-name="ce14"/>
          <table:table-cell table:number-columns-repeated="16382" table:style-name="ce1"/>
        </table:table-row>
        <table:table-row table:style-name="ro1">
          <table:table-cell office:value-type="string" table:style-name="ce1">
            <text:p>Top 5 %</text:p>
          </table:table-cell>
          <table:table-cell office:value-type="percentage" office:value="0.62378338655629662" table:formula="msoxl:=B10/B37" table:style-name="ce15">
            <text:p>62%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op 3 %</text:p>
          </table:table-cell>
          <table:table-cell office:value-type="percentage" office:value="0.42351476256752374" table:formula="msoxl:=SUM(B5:B7)/B37" table:style-name="ce10">
            <text:p>42%</text:p>
          </table:table-cell>
          <table:table-cell table:number-columns-repeated="16382" table:style-name="ce1"/>
        </table:table-row>
        <table:table-row table:number-rows-repeated="2" table:style-name="ro1">
          <table:table-cell table:style-name="ce1"/>
          <table:table-cell table:style-name="ce10"/>
          <table:table-cell table:number-columns-repeated="16382" table:style-name="ce1"/>
        </table:table-row>
        <table:table-row table:style-name="ro1">
          <table:table-cell office:value-type="string" table:style-name="ce1">
            <text:p>Sweden</text:p>
          </table:table-cell>
          <table:table-cell office:value-type="float" office:value="8.9817090000000004" table:style-name="ce2">
            <text:p><text:s/>9.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witzerland</text:p>
          </table:table-cell>
          <table:table-cell office:value-type="float" office:value="7.6246840000000002" table:style-name="ce2">
            <text:p><text:s/>7.6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ry-over (donors not specified)</text:p>
          </table:table-cell>
          <table:table-cell office:value-type="float" office:value="6.6469329999999998" table:style-name="ce2">
            <text:p><text:s/>6.6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ada</text:p>
          </table:table-cell>
          <table:table-cell office:value-type="float" office:value="5.2514479999999999" table:style-name="ce2">
            <text:p><text:s/>5.3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RF</text:p>
          </table:table-cell>
          <table:table-cell office:value-type="float" office:value="5" table:style-name="ce2">
            <text:p><text:s/>5.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tralia</text:p>
          </table:table-cell>
          <table:table-cell office:value-type="float" office:value="4.845345" table:style-name="ce2">
            <text:p><text:s/>4.8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RF</text:p>
          </table:table-cell>
          <table:table-cell office:value-type="float" office:value="1.3565370000000001" table:style-name="ce2">
            <text:p><text:s/>1.4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land</text:p>
          </table:table-cell>
          <table:table-cell office:value-type="float" office:value="1.1223339999999999" table:style-name="ce2">
            <text:p><text:s/>1.1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ce</text:p>
          </table:table-cell>
          <table:table-cell office:value-type="float" office:value="0.65404899999999999" table:style-name="ce2">
            <text:p><text:s/>0.7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nmark</text:p>
          </table:table-cell>
          <table:table-cell office:value-type="float" office:value="0.64665499999999998" table:style-name="ce2">
            <text:p><text:s/>0.6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ious Donors (details not yet provided)</text:p>
          </table:table-cell>
          <table:table-cell office:value-type="float" office:value="0.43161699999999997" table:style-name="ce2">
            <text:p><text:s/>0.4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xembourg</text:p>
          </table:table-cell>
          <table:table-cell office:value-type="float" office:value="0.375469" table:style-name="ce2">
            <text:p><text:s/>0.4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eland</text:p>
          </table:table-cell>
          <table:table-cell office:value-type="float" office:value="2.3834999999999999E-2" table:style-name="ce2">
            <text:p><text:s/>0.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gladesh</text:p>
          </table:table-cell>
          <table:table-cell office:value-type="float" office:value="1.2E-2" table:style-name="ce2">
            <text:p><text:s/>0.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vate (individuals &amp; organisations)</text:p>
          </table:table-cell>
          <table:table-cell office:value-type="float" office:value="1.304E-3" table:style-name="ce2">
            <text:p><text:s/>0.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key</text:p>
          </table:table-cell>
          <table:table-cell office:value-type="float" office:value="0" table:style-name="ce2">
            <text:p><text:s/>-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rld Food Programme</text:p>
          </table:table-cell>
          <table:table-cell office:value-type="float" office:value="0" table:style-name="ce2">
            <text:p><text:s/>-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chin Baptist Convention</text:p>
          </table:table-cell>
          <table:table-cell office:value-type="float" office:value="-0.218054" table:style-name="ce2">
            <text:p>-0.2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yanmar Health Assistant Association</text:p>
          </table:table-cell>
          <table:table-cell office:value-type="float" office:value="-0.25691000000000003" table:style-name="ce2">
            <text:p>-0.3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n International</text:p>
          </table:table-cell>
          <table:table-cell office:value-type="float" office:value="-0.33975100000000003" table:style-name="ce2">
            <text:p>-0.3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XFAM GB</text:p>
          </table:table-cell>
          <table:table-cell office:value-type="float" office:value="-0.54182200000000003" table:style-name="ce2">
            <text:p>-0.5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nd Total</text:p>
          </table:table-cell>
          <table:table-cell office:value-type="float" office:value="110.62079799999999" table:style-name="ce2">
            <text:p><text:s/>110.6<text:s/>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Fig_2&amp;3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Title: Humanitarian donors to affected regions, 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table:number-columns-repeated="4" table:style-name="ce1"/>
          <table:table-cell table:style-name="ce1">
            <draw:frame xmlns:presentation="urn:oasis:names:tc:opendocument:xmlns:presentation:1.0" draw:z-index="1" draw:id="id1" draw:style-name="a1" draw:name="Chart 1" svg:x="0in" svg:y="0.14583in" svg:width="5in" svg:height="3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office:value-type="string" table:style-name="ce5">
            <text:p>US$ mill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</text:p>
          </table:table-cell>
          <table:table-cell office:value-type="float" office:value="7.2518250000000002" table:style-name="ce2">
            <text:p><text:s/>7.3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 Institutions</text:p>
          </table:table-cell>
          <table:table-cell office:value-type="float" office:value="5.5192819999999996" table:style-name="ce2">
            <text:p><text:s/>5.5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tralia</text:p>
          </table:table-cell>
          <table:table-cell office:value-type="float" office:value="2.8011200000000001" table:style-name="ce2">
            <text:p><text:s/>2.8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RF</text:p>
          </table:table-cell>
          <table:table-cell office:value-type="float" office:value="1.1384829999999999" table:style-name="ce2">
            <text:p><text:s/>1.1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</text:p>
          </table:table-cell>
          <table:table-cell office:value-type="float" office:value="1.05" table:style-name="ce2">
            <text:p><text:s/>1.1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itzerland</text:p>
          </table:table-cell>
          <table:table-cell office:value-type="float" office:value="0.69230800000000003" table:style-name="ce2">
            <text:p><text:s/>0.7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rmany</text:p>
          </table:table-cell>
          <table:table-cell office:value-type="float" office:value="0.68627499999999997" table:style-name="ce2">
            <text:p><text:s/>0.7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land</text:p>
          </table:table-cell>
          <table:table-cell office:value-type="float" office:value="0.56116699999999997" table:style-name="ce2">
            <text:p><text:s/>0.6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ce</text:p>
          </table:table-cell>
          <table:table-cell office:value-type="float" office:value="0.45351399999999997" table:style-name="ce2">
            <text:p><text:s/>0.5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nmark</text:p>
          </table:table-cell>
          <table:table-cell office:value-type="float" office:value="0.41827500000000001" table:style-name="ce2">
            <text:p><text:s/>0.4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ada</text:p>
          </table:table-cell>
          <table:table-cell office:value-type="float" office:value="0.237154" table:style-name="ce2">
            <text:p><text:s/>0.2<text:s/>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Grand Total</text:p>
          </table:table-cell>
          <table:table-cell office:value-type="float" office:value="20.809403" table:style-name="ce12">
            <text:p><text:s/>20.8<text:s/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% of total</text:p>
          </table:table-cell>
          <table:table-cell office:value-type="percentage" office:value="0.18811474312452528" table:formula="msoxl:=B17/Fig_1!B37" table:style-name="ce10">
            <text:p>19%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itle: Humanitarian assistance to affected states by IASC sector, 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table:style-name="ce1">
            <draw:frame xmlns:presentation="urn:oasis:names:tc:opendocument:xmlns:presentation:1.0" draw:z-index="2" draw:id="id2" draw:style-name="a2" draw:name="Chart 2" svg:x="0.65625in" svg:y="0.04167in" svg:width="7in" svg:height="3.65625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table:style-name="ce6"/>
          <table:table-cell office:value-type="string" table:style-name="ce6">
            <text:p>US$ millions</text:p>
          </table:table-cell>
          <table:table-cell office:value-type="string" table:style-name="ce6">
            <text:p>% of to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SH</text:p>
          </table:table-cell>
          <table:table-cell office:value-type="float" office:value="9.6832510000000003" table:style-name="ce2">
            <text:p><text:s/>9.7<text:s/></text:p>
          </table:table-cell>
          <table:table-cell office:value-type="percentage" office:value="0.46533055273137824" table:formula="msoxl:=B26/$B$33" table:style-name="ce10">
            <text:p>4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ctor not yet specified</text:p>
          </table:table-cell>
          <table:table-cell office:value-type="float" office:value="4.0485620000000004" table:style-name="ce2">
            <text:p><text:s/>4.0<text:s/></text:p>
          </table:table-cell>
          <table:table-cell office:value-type="percentage" office:value="0.19455445213877595" table:formula="msoxl:=B27/$B$33" table:style-name="ce10">
            <text:p>1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lth</text:p>
          </table:table-cell>
          <table:table-cell office:value-type="float" office:value="2.6169609999999999" table:style-name="ce2">
            <text:p><text:s/>2.6<text:s/></text:p>
          </table:table-cell>
          <table:table-cell office:value-type="percentage" office:value="0.12575858134901804" table:formula="msoxl:=B28/$B$33" table:style-name="ce10">
            <text:p>1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tection/Human rights/Rule of law</text:p>
          </table:table-cell>
          <table:table-cell office:value-type="float" office:value="1.801199" table:style-name="ce2">
            <text:p><text:s/>1.8<text:s/></text:p>
          </table:table-cell>
          <table:table-cell office:value-type="percentage" office:value="8.6556976190042545E-2" table:formula="msoxl:=B29/$B$33" table:style-name="ce10">
            <text:p>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ucation</text:p>
          </table:table-cell>
          <table:table-cell office:value-type="float" office:value="1.6181160000000001" table:style-name="ce2">
            <text:p><text:s/>1.6<text:s/></text:p>
          </table:table-cell>
          <table:table-cell office:value-type="percentage" office:value="7.7758886211199821E-2" table:formula="msoxl:=B30/$B$33" table:style-name="ce10">
            <text:p>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rdination and support services</text:p>
          </table:table-cell>
          <table:table-cell office:value-type="float" office:value="0.57073700000000005" table:style-name="ce2">
            <text:p><text:s/>0.6<text:s/></text:p>
          </table:table-cell>
          <table:table-cell office:value-type="percentage" office:value="2.7426880050331098E-2" table:formula="msoxl:=B31/$B$33" table:style-name="ce10">
            <text:p>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od</text:p>
          </table:table-cell>
          <table:table-cell office:value-type="float" office:value="0.47057700000000002" table:style-name="ce2">
            <text:p><text:s/>0.5<text:s/></text:p>
          </table:table-cell>
          <table:table-cell office:value-type="percentage" office:value="2.2613671329254379E-2" table:formula="msoxl:=B32/$B$33" table:style-name="ce10">
            <text:p>2%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nd Total</text:p>
          </table:table-cell>
          <table:table-cell office:value-type="float" office:value="20.809403" table:style-name="ce12">
            <text:p><text:s/>20.8<text:s/></text:p>
          </table:table-cell>
          <table:table-cell office:value-type="percentage" office:value="1.0000000000000002" table:formula="msoxl:=SUM(C26:C32)" table:style-name="ce16">
            <text:p>100%</text:p>
          </table:table-cell>
          <table:table-cell table:number-columns-repeated="16381"/>
        </table:table-row>
        <table:table-row table:number-rows-repeated="1048543" table:style-name="ro1">
          <table:table-cell table:number-columns-repeated="16384"/>
        </table:table-row>
      </table:table>
      <table:table table:name="Fig_4" table:style-name="ta1"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Title: Pooled funding to Myanmar, 2011-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CERF and UN OCHA FTS da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ERF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"/>
          <table:table-cell office:value-type="string" table:style-name="ce6">
            <text:p>CERF</text:p>
          </table:table-cell>
          <table:table-cell office:value-type="string" table:style-name="ce6">
            <text:p>ERF</text:p>
          </table:table-cell>
          <table:table-cell table:number-columns-repeated="2"/>
          <table:table-cell table:style-name="ce1">
            <draw:frame xmlns:presentation="urn:oasis:names:tc:opendocument:xmlns:presentation:1.0" draw:z-index="1" draw:id="id3" draw:style-name="a3" draw:name="Chart 1" svg:x="0in" svg:y="0in" svg:width="5in" svg:height="3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4.9834449999999997" table:style-name="ce2">
            <text:p><text:s/>5.0<text:s/></text:p>
          </table:table-cell>
          <table:table-cell office:value-type="float" office:value="1.414026" table:style-name="ce2">
            <text:p><text:s/>1.4<text:s/></text:p>
          </table:table-cell>
          <table:table-cell table:number-columns-repeated="16381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16.651567" table:style-name="ce2">
            <text:p><text:s/>16.7<text:s/></text:p>
          </table:table-cell>
          <table:table-cell office:value-type="float" office:value="1.209862" table:style-name="ce2">
            <text:p><text:s/>1.2<text:s/></text:p>
          </table:table-cell>
          <table:table-cell table:number-columns-repeated="16381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7.9994480000000001" table:style-name="ce2">
            <text:p><text:s/>8.0<text:s/></text:p>
          </table:table-cell>
          <table:table-cell office:value-type="float" office:value="1.70163" table:style-name="ce2">
            <text:p><text:s/>1.7<text:s/></text:p>
          </table:table-cell>
          <table:table-cell table:number-columns-repeated="16381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5.5329090000000001" table:style-name="ce2">
            <text:p><text:s/>5.5<text:s/></text:p>
          </table:table-cell>
          <table:table-cell office:value-type="float" office:value="3.0879289999999999" table:style-name="ce2">
            <text:p><text:s/>3.1<text:s/></text:p>
          </table:table-cell>
          <table:table-cell table:number-columns-repeated="16381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0" table:style-name="ce2">
            <text:p><text:s/>-<text:s text:c="3"/></text:p>
          </table:table-cell>
          <table:table-cell office:value-type="float" office:value="1.3565370000000001" table:style-name="ce2">
            <text:p><text:s/>1.4<text:s/>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20"/>
          <table:table-cell table:number-columns-repeated="16382" table:style-name="ce1"/>
        </table:table-row>
        <table:table-row table:style-name="ro1">
          <table:table-cell table:number-columns-repeated="2" table:style-name="ce21"/>
          <table:table-cell table:number-columns-repeated="16382" table:style-name="ce1"/>
        </table:table-row>
        <table:table-row table:style-name="ro1">
          <table:table-cell table:style-name="ce22"/>
          <table:table-cell table:style-name="ce20"/>
          <table:table-cell table:number-columns-repeated="16382" table:style-name="ce1"/>
        </table:table-row>
        <table:table-row table:number-rows-repeated="3" table:style-name="ro1">
          <table:table-cell table:style-name="ce22"/>
          <table:table-cell table:style-name="ce20"/>
          <table:table-cell table:number-columns-repeated="16382"/>
        </table:table-row>
        <table:table-row table:style-name="ro1">
          <table:table-cell table:style-name="ce23"/>
          <table:table-cell table:style-name="ce24"/>
          <table:table-cell table:number-columns-repeated="16382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6" table:style-name="ce1"/>
          <table:table-cell office:value-type="float" office:value="4.3" table:formula="msoxl:=1.7+1.9+0.7" table:style-name="ce1">
            <text:p>4.3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float" office:value="5295442" table:formula="msoxl:=5532908-237466" table:style-name="ce3">
            <text:p><text:s/>5,295,442<text:s/>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5532908" table:style-name="ce1">
            <text:p>5532908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percentage" office:value="0.95708115876858968" table:formula="msoxl:=E37/E38" table:style-name="ce10">
            <text:p>96%</text:p>
          </table:table-cell>
          <table:table-cell table:number-columns-repeated="16379" table:style-name="ce1"/>
        </table:table-row>
        <table:table-row table:number-rows-repeated="1048537" table:style-name="ro1">
          <table:table-cell table:number-columns-repeated="16384"/>
        </table:table-row>
      </table:table>
      <table:table table:name="Fig_5" table:style-name="ta1">
        <table:table-column table:style-name="co10" table:default-cell-style-name="ce1"/>
        <table:table-column table:style-name="co11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Humanitarian assitance to Myanmar, by IASC sector, 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"/>
          <table:table-cell office:value-type="string" table:style-name="ce6">
            <text:p>US$ millions</text:p>
          </table:table-cell>
          <table:table-cell office:value-type="string" table:style-name="ce6">
            <text:p>% of to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ctor not yet specified</text:p>
          </table:table-cell>
          <table:table-cell office:value-type="float" office:value="46.938806999999997" table:style-name="ce2">
            <text:p><text:s/>46.9<text:s/></text:p>
          </table:table-cell>
          <table:table-cell office:value-type="percentage" office:value="0.42432171751283154" table:formula="msoxl:=B5/$B$14" table:style-name="ce10">
            <text:p>4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od</text:p>
          </table:table-cell>
          <table:table-cell office:value-type="float" office:value="23.173072000000001" table:style-name="ce2">
            <text:p><text:s/>23.2<text:s/></text:p>
          </table:table-cell>
          <table:table-cell office:value-type="percentage" office:value="0.20948205417935967" table:formula="msoxl:=B6/$B$14" table:style-name="ce10">
            <text:p>2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SH</text:p>
          </table:table-cell>
          <table:table-cell office:value-type="float" office:value="11.215884000000001" table:style-name="ce2">
            <text:p><text:s/>11.2<text:s/></text:p>
          </table:table-cell>
          <table:table-cell office:value-type="percentage" office:value="0.10139037326416685" table:formula="msoxl:=B7/$B$14" table:style-name="ce10">
            <text:p>1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rdination and support services</text:p>
          </table:table-cell>
          <table:table-cell office:value-type="float" office:value="9.0123420000000003" table:style-name="ce2">
            <text:p><text:s/>9.0<text:s/></text:p>
          </table:table-cell>
          <table:table-cell office:value-type="percentage" office:value="8.1470592898814573E-2" table:formula="msoxl:=B8/$B$14" table:style-name="ce10">
            <text:p>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lth</text:p>
          </table:table-cell>
          <table:table-cell office:value-type="float" office:value="6.0552539999999997" table:style-name="ce2">
            <text:p><text:s/>6.1<text:s/></text:p>
          </table:table-cell>
          <table:table-cell office:value-type="percentage" office:value="5.4738838531972984E-2" table:formula="msoxl:=B9/$B$14" table:style-name="ce10">
            <text:p>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conomic recovery and infrastructure</text:p>
          </table:table-cell>
          <table:table-cell office:value-type="float" office:value="5.7518000000000002" table:style-name="ce2">
            <text:p><text:s/>5.8<text:s/></text:p>
          </table:table-cell>
          <table:table-cell office:value-type="percentage" office:value="5.1995647328452653E-2" table:formula="msoxl:=B10/$B$14" table:style-name="ce15">
            <text:p>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tection/Human rights/Rule of law</text:p>
          </table:table-cell>
          <table:table-cell office:value-type="float" office:value="4.2166509999999997" table:style-name="ce2">
            <text:p><text:s/>4.2<text:s/></text:p>
          </table:table-cell>
          <table:table-cell office:value-type="percentage" office:value="3.8118067092591391E-2" table:formula="msoxl:=B11/$B$14" table:style-name="ce10">
            <text:p>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ucation</text:p>
          </table:table-cell>
          <table:table-cell office:value-type="float" office:value="2.9215490000000002" table:style-name="ce2">
            <text:p><text:s/>2.9<text:s/></text:p>
          </table:table-cell>
          <table:table-cell office:value-type="percentage" office:value="2.6410485666538044E-2" table:formula="msoxl:=B12/$B$14" table:style-name="ce10">
            <text:p>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lter and non-food items</text:p>
          </table:table-cell>
          <table:table-cell office:value-type="float" office:value="1.335439" table:style-name="ce2">
            <text:p><text:s/>1.3<text:s/></text:p>
          </table:table-cell>
          <table:table-cell office:value-type="percentage" office:value="1.2072223525272346E-2" table:formula="msoxl:=B13/$B$14" table:style-name="ce10">
            <text:p>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nd Total</text:p>
          </table:table-cell>
          <table:table-cell office:value-type="float" office:value="110.62079799999999" table:style-name="ce2">
            <text:p><text:s/>110.6<text:s/></text:p>
          </table:table-cell>
          <table:table-cell office:value-type="percentage" office:value="1" table:formula="msoxl:=SUM(C5:C13)" table:style-name="ce10">
            <text:p>100%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xmlns:presentation="urn:oasis:names:tc:opendocument:xmlns:presentation:1.0" draw:z-index="1" draw:id="id4" draw:style-name="a4" draw:name="Chart 1" svg:x="0.51042in" svg:y="0.03125in" svg:width="7.5in" svg:height="3.89583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Fig__6&amp;7" table:style-name="ta1">
        <table:table-column table:style-name="co12" table:default-cell-style-name="ce1"/>
        <table:table-column table:style-name="co11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Humanitarian assitance to Myanmar, 2011-2015</text:p>
          </table:table-cell>
          <table:table-cell table:number-columns-repeated="4" table:style-name="ce1"/>
          <table:table-cell table:style-name="ce1">
            <draw:frame xmlns:presentation="urn:oasis:names:tc:opendocument:xmlns:presentation:1.0" draw:z-index="1" draw:id="id5" draw:style-name="a5" draw:name="Chart 1" svg:x="0in" svg:y="0.09375in" svg:width="5in" svg:height="3.01042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6">
            <text:p>US$ millions</text:p>
          </table:table-cell>
          <table:table-cell table:number-columns-repeated="16382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82.324212000000003" table:style-name="ce2">
            <text:p><text:s/>82.3<text:s/></text:p>
          </table:table-cell>
          <table:table-cell table:number-columns-repeated="16382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101.59245900000001" table:style-name="ce3">
            <text:p><text:s/>102<text:s/></text:p>
          </table:table-cell>
          <table:table-cell table:number-columns-repeated="16382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206.35201699999999" table:style-name="ce3">
            <text:p><text:s/>206<text:s/></text:p>
          </table:table-cell>
          <table:table-cell table:number-columns-repeated="16382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176.49391" table:style-name="ce3">
            <text:p><text:s/>176<text:s/></text:p>
          </table:table-cell>
          <table:table-cell table:number-columns-repeated="16382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110.62079799999999" table:style-name="ce3">
            <text:p><text:s/>111<text:s/>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Grand Total</text:p>
          </table:table-cell>
          <table:table-cell office:value-type="float" office:value="677.38339599999995" table:style-name="ce9">
            <text:p><text:s/>677<text:s/></text:p>
          </table:table-cell>
          <table:table-cell table:number-columns-repeated="1638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">
            <text:p>Title: Top humanitarian donors to Myanmar, 2011-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</text:p>
          </table:table-cell>
          <table:table-cell table:number-columns-repeated="4" table:style-name="ce1"/>
          <table:table-cell table:style-name="ce1">
            <draw:frame xmlns:presentation="urn:oasis:names:tc:opendocument:xmlns:presentation:1.0" draw:z-index="2" draw:id="id6" draw:style-name="a6" draw:name="Chart 3" svg:x="0.02083in" svg:y="0.08333in" svg:width="5in" svg:height="3in" style:rel-width="scale" style:rel-height="scale">
              <draw:object xlink:href="Object 7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">
            <text:p>Note: EU Institutions includes ECHO and the European Commissio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"/>
          <table:table-cell office:value-type="string" table:style-name="ce6">
            <text:p>US$ mill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 Institutions</text:p>
          </table:table-cell>
          <table:table-cell office:value-type="float" office:value="118.867611" table:style-name="ce2">
            <text:p><text:s/>118.9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pan</text:p>
          </table:table-cell>
          <table:table-cell office:value-type="float" office:value="84.269270000000006" table:style-name="ce2">
            <text:p><text:s/>84.3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</text:p>
          </table:table-cell>
          <table:table-cell office:value-type="float" office:value="81.999531000000005" table:style-name="ce2">
            <text:p><text:s/>82.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</text:p>
          </table:table-cell>
          <table:table-cell office:value-type="float" office:value="61.227179" table:style-name="ce2">
            <text:p><text:s/>61.2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way</text:p>
          </table:table-cell>
          <table:table-cell office:value-type="float" office:value="42.405662" table:style-name="ce2">
            <text:p><text:s/>42.4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eden</text:p>
          </table:table-cell>
          <table:table-cell office:value-type="float" office:value="42.256414999999997" table:style-name="ce2">
            <text:p><text:s/>42.3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RF</text:p>
          </table:table-cell>
          <table:table-cell office:value-type="float" office:value="40.167368000000003" table:style-name="ce2">
            <text:p><text:s/>40.2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tralia</text:p>
          </table:table-cell>
          <table:table-cell office:value-type="float" office:value="35.666939999999997" table:style-name="ce2">
            <text:p><text:s/>35.7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rmany</text:p>
          </table:table-cell>
          <table:table-cell office:value-type="float" office:value="35.127986" table:style-name="ce2">
            <text:p><text:s/>35.1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itzerland</text:p>
          </table:table-cell>
          <table:table-cell office:value-type="float" office:value="32.771515000000001" table:style-name="ce2">
            <text:p><text:s/>32.8<text:s/>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574.75947700000006" table:formula="msoxl:=SUM(B24:B33)" table:style-name="ce11">
            <text:p><text:s/>574.8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p 10 donors %</text:p>
          </table:table-cell>
          <table:table-cell office:value-type="percentage" office:value="0.84849950617921566" table:formula="msoxl:=B35/B10" table:style-name="ce10">
            <text:p>8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p 5 donors</text:p>
          </table:table-cell>
          <table:table-cell office:value-type="percentage" office:value="0.57392793401153874" table:formula="msoxl:=SUM(B24:B28)/B10" table:style-name="ce15">
            <text:p>57%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number-rows-repeated="1048529" table:style-name="ro1">
          <table:table-cell table:number-columns-repeated="16384"/>
        </table:table-row>
      </table:table>
      <table:table table:name="Appeals" table:style-name="ta1">
        <table:table-column table:style-name="co13" table:default-cell-style-name="ce1"/>
        <table:table-column table:style-name="co11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Humanitarian assistance to UN-coodinated appeals, 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ement Initiatives based on UN OCHA FTS da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17">
            <text:p>Response Plan/Appeal title</text:p>
          </table:table-cell>
          <table:table-cell office:value-type="string" table:style-name="ce6">
            <text:p>US$ mill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yanmar 2015</text:p>
          </table:table-cell>
          <table:table-cell office:value-type="float" office:value="73.064715000000007" table:style-name="ce18">
            <text:p><text:s/>73.06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nding outside appeal</text:p>
          </table:table-cell>
          <table:table-cell office:value-type="float" office:value="37.556083000000001" table:style-name="ce18">
            <text:p><text:s/>37.56<text:s/>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Grand Total</text:p>
          </table:table-cell>
          <table:table-cell office:value-type="float" office:value="110.62079799999999" table:style-name="ce19">
            <text:p><text:s/>110.62<text:s/>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1"/>
          <table:table-cell table:number-columns-repeated="16382"/>
        </table:table-row>
        <table:table-row table:style-name="ro1">
          <table:table-cell office:value-type="string" table:style-name="ce1">
            <text:p>Total requested</text:p>
          </table:table-cell>
          <table:table-cell office:value-type="float" office:value="189.544894" table:style-name="ce2">
            <text:p><text:s/>189.5<text:s/>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quirements met</text:p>
          </table:table-cell>
          <table:table-cell office:value-type="percentage" office:value="0.38547445651582685" table:formula="msoxl:=B5/B9" table:style-name="ce10">
            <text:p>39%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61P0">
      <number:text> </number:text>
      <number:number number:decimal-places="1" number:min-integer-digits="1" number:grouping="true"/>
      <number:text> </number:text>
    </number:number-style>
    <number:number-style style:name="N61P1">
      <number:text>-</number:text>
      <number:number number:decimal-places="1" number:min-integer-digits="1" number:grouping="true"/>
      <number:text> </number:text>
    </number:number-style>
    <number:number-style style:name="N6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2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percentage-style style:name="N65">
      <number:number number:decimal-places="1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BE5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DD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AF1DD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5E0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B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9B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7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6DD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35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:</meta:initial-creator>
    <dc:creator>beckyc</dc:creator>
    <meta:creation-date>2006-11-14T14:07:21Z</meta:creation-date>
    <dc:date>2015-08-05T10:09:05Z</dc:date>
    <meta:print-date>2006-11-14T15:10:05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89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03.0pt" svg:width="501.0pt" chart:style-name="Crt0">
        <chart:plot-area chart:style-name="Plt0">
          <chart:axis chart:dimension="x" chart:name="primary-x" chart:style-name="Axs0">
            <chart:categories table:cell-range-address="Fig_1.$A$5:.$A$9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1.$B$4" chart:values-cell-range-address="Fig_1.$B$5:.$B$9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svg:x="8.56pt" svg:y="15.20503937007874pt" svg:width="349.44pt" svg:height="189.7949606299213pt" chart:style-name="Plt0">
          <chart:axis chart:dimension="x" chart:name="primary-x" chart:style-name="Axs0">
            <chart:categories table:cell-range-address="Fig_2&amp;3.$A$6:.$A$10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2&amp;3.$B$5" chart:values-cell-range-address="Fig_2&amp;3.$B$6:.$B$10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none" chart:data-label-text="fals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63.25pt" svg:width="504.0pt" chart:style-name="Crt0">
        <chart:plot-area svg:x="140.8347244094488pt" svg:y="26.22779527559055pt" svg:width="244.8243307086614pt" svg:height="232.1210236220472pt" chart:style-name="Plt0">
          <chart:axis chart:dimension="x">
            <chart:categories table:cell-range-address="Fig_2&amp;3.$A$26:.$A$32"/>
          </chart:axis>
          <chart:axis chart:dimension="y"/>
          <chart:series chart:label-cell-address="Fig_2&amp;3.$B$25" chart:values-cell-range-address="Fig_2&amp;3.$B$26:.$B$3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_4.$A$7:.$A$11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4.$B$6" chart:values-cell-range-address="Fig_4.$B$7:.$B$11" chart:class="chart:bar" chart:attached-axis="primary-y" chart:style-name="G0S0">
            <chart:data-point chart:repeated="5"/>
          </chart:series>
          <chart:series chart:label-cell-address="Fig_4.$C$6" chart:values-cell-range-address="Fig_4.$C$7:.$C$11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none" chart:data-label-text="fals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7" style:data-style-name="N0">
      <style:chart-properties chart:link-data-style-to-source="true" chart:data-label-number="none" chart:data-label-text="false" chart:data-label-symbol="false"/>
      <style:graphic-properties draw:fill="solid" draw:fill-color="#d193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8" style:data-style-name="N0">
      <style:chart-properties chart:link-data-style-to-source="true" chart:data-label-number="none" chart:data-label-text="false" chart:data-label-symbol="false"/>
      <style:graphic-properties draw:fill="solid" draw:fill-color="#b9cd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5pt" svg:width="540.0pt" chart:style-name="Crt0">
        <chart:plot-area chart:style-name="Plt0">
          <chart:axis chart:dimension="x">
            <chart:categories table:cell-range-address="Fig_5.$A$5:.$A$13"/>
          </chart:axis>
          <chart:axis chart:dimension="y"/>
          <chart:series chart:label-cell-address="Fig_5.$B$4" chart:values-cell-range-address="Fig_5.$B$5:.$B$13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75pt" svg:width="360.0pt" chart:style-name="Crt0">
        <chart:plot-area chart:style-name="Plt0">
          <chart:axis chart:dimension="x" chart:name="primary-x" chart:style-name="Axs0">
            <chart:categories table:cell-range-address="Fig__6&amp;7.$A$5:.$A$9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6&amp;7.$B$4" chart:values-cell-range-address="Fig__6&amp;7.$B$5:.$B$9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x" chart:name="primary-x" chart:style-name="Axs0">
            <chart:categories table:cell-range-address="Fig__6&amp;7.$A$24:.$A$33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6&amp;7.$B$23" chart:values-cell-range-address="Fig__6&amp;7.$B$24:.$B$33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